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55cm" fo:min-width="8.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1.287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3" style:family="paragraph">
      <loext:graphic-properties draw:fill="none" draw:fill-color="#ffffff"/>
      <style:text-properties fo:font-size="270pt" style:font-size-asian="270pt" style:font-size-complex="270pt"/>
    </style:style>
    <style:style style:name="T1" style:family="text">
      <style:text-properties style:font-name="Arial" fo:font-size="8pt"/>
    </style:style>
    <style:style style:name="T2" style:family="text">
      <style:text-properties fo:font-size="270pt" style:font-size-asian="270pt" style:font-size-complex="27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1cm" svg:height="0.955cm" svg:x="24.5cm" svg:y="22.85cm">
          <draw:text-box>
            <text:p text:style-name="P1"><text:span text:style-name="T1">File</text:span><text:span text:style-name="T1"><text:tab/></text:span><text:span text:style-name="T1"><text:file-name text:display="name">20240920a_holzbretter_pelletspeicher_ziffern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28.05cm" svg:height="21.287cm" svg:x="1.5cm" svg:y="0cm">
          <draw:text-box>
            <text:p><text:span text:style-name="T2">12345678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20T11:38:33.130000000</dc:date>
    <dc:language>de-DE</dc:language>
    <meta:editing-cycles>456</meta:editing-cycles>
    <meta:editing-duration>P17DT19H58M43S</meta:editing-duration>
    <meta:print-date>2024-09-20T11:36:56.363000000</meta:print-date>
    <meta:document-statistic meta:object-count="2"/>
    <meta:user-defined meta:name="Info 1"/>
    <meta:user-defined meta:name="Info 2"/>
    <meta:user-defined meta:name="Info 3"/>
    <meta:user-defined meta:name="Info 4"/>
  </office:meta>
</office:document-meta>
</file>